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3T15:15:37.919434088</dc:date>
    <meta:editing-duration>PT27M10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81" meta:character-count="472" meta:non-whitespace-character-count="402"/>
  </office:meta>
</office:document-meta>
</file>